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WenQuanYi Micro Hei" svg:font-family="'WenQuanYi Micro Hei'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4c49" officeooo:paragraph-rsid="00134c49"/>
    </style:style>
    <style:style style:name="P2" style:family="paragraph" style:parent-style-name="Standard">
      <style:text-properties officeooo:rsid="00141a4e" officeooo:paragraph-rsid="00141a4e"/>
    </style:style>
    <style:style style:name="P3" style:family="paragraph" style:parent-style-name="Standard">
      <style:paragraph-properties fo:text-align="justify" style:justify-single-word="false"/>
      <style:text-properties officeooo:rsid="00141a4e" officeooo:paragraph-rsid="00141a4e"/>
    </style:style>
    <style:style style:name="P4" style:family="paragraph" style:parent-style-name="Standard">
      <style:text-properties fo:language="zxx" fo:country="none" officeooo:rsid="00134c49" officeooo:paragraph-rsid="00134c49" style:language-asian="zxx" style:country-asian="none" style:language-complex="zxx" style:country-complex="none"/>
    </style:style>
    <style:style style:name="P5" style:family="paragraph" style:parent-style-name="Standard">
      <style:text-properties fo:color="#000000" loext:opacity="100%" style:font-name="Liberation Serif" fo:font-size="12pt" fo:language="zxx" fo:country="none" officeooo:rsid="00141a4e" officeooo:paragraph-rsid="00141a4e" style:font-name-asian="WenQuanYi Micro Hei" style:language-asian="zxx" style:country-asian="none" style:font-name-complex="FreeSans" style:language-complex="zxx" style:country-complex="none"/>
    </style:style>
    <style:style style:name="P6" style:family="paragraph" style:parent-style-name="Standard">
      <style:text-properties officeooo:rsid="00135577" officeooo:paragraph-rsid="00135577"/>
    </style:style>
    <style:style style:name="P7" style:family="paragraph" style:parent-style-name="Standard">
      <style:text-properties officeooo:rsid="00177a51" officeooo:paragraph-rsid="00177a51"/>
    </style:style>
    <style:style style:name="P8" style:family="paragraph" style:parent-style-name="Standard">
      <style:text-properties officeooo:rsid="00141a4e" officeooo:paragraph-rsid="00141a4e"/>
    </style:style>
    <style:style style:name="P9" style:family="paragraph" style:parent-style-name="Standard">
      <style:text-properties fo:color="#000000" loext:opacity="100%" style:font-name="Liberation Serif" fo:font-size="12pt" fo:language="zxx" fo:country="none" officeooo:rsid="00177a51" officeooo:paragraph-rsid="00177a51" style:font-name-asian="WenQuanYi Micro Hei" style:language-asian="zxx" style:country-asian="none" style:font-name-complex="FreeSans" style:language-complex="zxx" style:country-complex="none"/>
    </style:style>
    <style:style style:name="P10" style:family="paragraph" style:parent-style-name="Standard">
      <style:text-properties officeooo:rsid="00177a51" officeooo:paragraph-rsid="00177a51"/>
    </style:style>
    <style:style style:name="P11" style:family="paragraph" style:parent-style-name="Standard">
      <style:text-properties fo:language="zxx" fo:country="none" officeooo:rsid="00177a51" officeooo:paragraph-rsid="00177a51" style:language-asian="zxx" style:country-asian="none" style:language-complex="zxx" style:country-complex="none"/>
    </style:style>
    <style:style style:name="T1" style:family="text">
      <style:text-properties fo:color="#000000" loext:opacity="100%" style:font-name="Liberation Serif" fo:font-size="12pt" fo:language="zxx" fo:country="none" style:font-name-asian="WenQuanYi Micro Hei" style:language-asian="zxx" style:country-asian="none" style:font-name-complex="FreeSans" style:language-complex="zxx" style:country-complex="none"/>
    </style:style>
    <style:style style:name="T2" style:family="text">
      <style:text-properties fo:color="#000000" loext:opacity="100%" style:font-name="Liberation Serif" fo:font-size="12pt" fo:language="zxx" fo:country="none" officeooo:rsid="001cd851" style:font-name-asian="WenQuanYi Micro Hei" style:language-asian="zxx" style:country-asian="none" style:font-name-complex="FreeSans" style:language-complex="zxx" style:country-complex="none"/>
    </style:style>
    <style:style style:name="T3" style:family="text">
      <style:text-properties fo:color="#000000" loext:opacity="100%" style:font-name="Liberation Serif" fo:font-size="12pt" fo:language="zxx" fo:country="none" officeooo:rsid="00135577" style:font-name-asian="WenQuanYi Micro Hei" style:language-asian="zxx" style:country-asian="none" style:font-name-complex="FreeSans" style:language-complex="zxx" style:country-complex="none"/>
    </style:style>
    <style:style style:name="T4" style:family="text">
      <style:text-properties fo:color="#000000" loext:opacity="100%" style:font-name="Liberation Serif" fo:font-size="12pt" fo:language="zxx" fo:country="none" officeooo:rsid="001516ac" style:font-name-asian="WenQuanYi Micro Hei" style:language-asian="zxx" style:country-asian="none" style:font-name-complex="FreeSans" style:language-complex="zxx" style:country-complex="none"/>
    </style:style>
    <style:style style:name="T5" style:family="text">
      <style:text-properties fo:color="#000000" loext:opacity="100%" style:font-name="Liberation Serif" fo:font-size="12pt" fo:language="zxx" fo:country="none" officeooo:rsid="0019137c" style:font-name-asian="WenQuanYi Micro Hei" style:language-asian="zxx" style:country-asian="none" style:font-name-complex="FreeSans" style:language-complex="zxx" style:country-complex="none"/>
    </style:style>
    <style:style style:name="T6" style:family="text">
      <style:text-properties fo:color="#000000" loext:opacity="100%" style:font-name="Liberation Serif" fo:font-size="12pt" fo:language="zxx" fo:country="none" officeooo:rsid="001cc2d5" style:font-name-asian="WenQuanYi Micro Hei" style:language-asian="zxx" style:country-asian="none" style:font-name-complex="FreeSans" style:language-complex="zxx" style:country-complex="none"/>
    </style:style>
    <style:style style:name="T7" style:family="text">
      <style:text-properties fo:color="#000000" loext:opacity="100%" style:font-name="Liberation Serif" fo:font-size="12pt" fo:language="zxx" fo:country="none" officeooo:rsid="001daf6d" style:font-name-asian="WenQuanYi Micro Hei" style:language-asian="zxx" style:country-asian="none" style:font-name-complex="FreeSans" style:language-complex="zxx" style:country-complex="none"/>
    </style:style>
    <style:style style:name="T8" style:family="text">
      <style:text-properties fo:color="#000000" loext:opacity="100%" style:font-name="Liberation Serif" fo:font-size="12pt" fo:language="zxx" fo:country="none" officeooo:rsid="001dfa55" style:font-name-asian="WenQuanYi Micro Hei" style:language-asian="zxx" style:country-asian="none" style:font-name-complex="FreeSans" style:language-complex="zxx" style:country-complex="none"/>
    </style:style>
    <style:style style:name="T9" style:family="text">
      <style:text-properties fo:color="#000000" loext:opacity="100%" style:font-name="Liberation Serif" fo:font-size="12pt" fo:language="zxx" fo:country="none" officeooo:rsid="001efaa7" style:font-name-asian="WenQuanYi Micro Hei" style:language-asian="zxx" style:country-asian="none" style:font-name-complex="FreeSans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rmal java uygulamasını javac ile derlemek ve çalışabilir jar dosyasına dönüştürmek için şu adımları izlemelisin.</text:p>
      <text:p text:style-name="P1"><text:span text:style-name="T1"><text:s/>-d <text:s text:c="5"/>derlenen classların çıkartılacağı </text:span><text:span text:style-name="T2">yani çıktı alacağın </text:span><text:span text:style-name="T1">klasörü</text:span><text:span text:style-name="T2">n yolunu</text:span><text:span text:style-name="T1"> eklemeni sağlar</text:span></text:p>
      <text:p text:style-name="P1"/>
      <text:p text:style-name="P1"><text:span text:style-name="T1">javac -d ~/Desktop/aFolder <text:s/>/</text:span><text:span text:style-name="T7">home</text:span><text:span text:style-name="T1">/....../......pathTo</text:span><text:span text:style-name="T3">JavaFiles</text:span><text:span text:style-name="T1">/</text:span><text:span text:style-name="T3">*.java</text:span></text:p>
      <text:p text:style-name="P1"/>
      <text:p text:style-name="P3"><text:span text:style-name="T3">j</text:span><text:span text:style-name="T1">avac ile dosyaları derledikten sonra hem terminalde hem de GUI'de .class uzantılı dosyalardan bir dizin geriye gidiyoruz. Burada .class uzantılı dosyaları içinde barındıran klasörün adını geleneksel olarak classes şeklinde değiştirebiliriz. </text:span><text:span text:style-name="T4">Bundan sonra classes yazdığımda bu klasörü anla. </text:span><text:span text:style-name="T6">Ayrıca Main kelimesinden de projenin main class'ını anla. Bu isimler projeden projeye değişebilir. </text:span><text:span text:style-name="T1">Sonra bu dizinde Manifest.txt isminde txt uzantılı bir dosya oluşturup içine Main-Class: classes.Main yazıyoruz. </text:span><text:span text:style-name="T4">Main-Class: classes.Main.class gibi </text:span><text:span text:style-name="T8">uzantılı </text:span><text:span text:style-name="T4">birşey yazmamaya dikkat et, eğer öyle birşey yazarsan jar dosyası çalışmaz.</text:span></text:p>
      <text:p text:style-name="P5">Sonra;</text:p>
      <text:p text:style-name="P11">1)cf kısaca create file demek</text:p>
      <text:p text:style-name="P11">2)m manifest dosyası demek</text:p>
      <text:p text:style-name="P7"/>
      <text:p text:style-name="P5">jar cfm myJar.jar Manifest.txt classes/*.class </text:p>
      <text:p text:style-name="P2"/>
      <text:p text:style-name="P2"><text:span text:style-name="T1">komutuyla jar haline getiriyoruz. Burada myJar.jar ismini kendimiz verdik. Classes kelimesi .class uzantılı dosyaları içinde barındıran klasörün adı. Bu klasörün ismi farklı da olabilirdi ama geleneksel isimlendirme classes şeklinde. </text:span><text:span text:style-name="T4">Bu şekilde yapınca jar dosyası direkt çalışıyor. Ama yine de ne olur ne olmaz diye chmod +x ile executable yapmakta fayda var.</text:span></text:p>
      <text:p text:style-name="P2"/>
      <text:p text:style-name="P7"><text:span text:style-name="T4">Y</text:span><text:span text:style-name="T1">a da ikinci bir yöntem olarak </text:span><text:span text:style-name="T5">yine aynı dizine gelip</text:span><text:span text:style-name="T1">;</text:span></text:p>
      <text:p text:style-name="P9">1)cf kısaca create file demek</text:p>
      <text:p text:style-name="P9">2)e main class demek</text:p>
      <text:p text:style-name="P7"/>
      <text:p text:style-name="P9">jar cfe myJar.jar classes.Main classes/*.class</text:p>
      <text:p text:style-name="P7"/>
      <text:p text:style-name="P7"><text:span text:style-name="T1">Bu şekilde yapınca normalde manifest dosyasının içine yazdığımız classes.Main ifadesini manifest dosyasına değil de </text:span><text:span text:style-name="T9">direkt olarak </text:span><text:span text:style-name="T1">koda yazmış olduk. Burada da yine classes.Main'e classes.Main.class ve benzeri bir uzantı koymamay</text:span><text:span text:style-name="T9">a</text:span><text:span text:style-name="T1"> dikkat etmen gerekiyor. Manifest dosyasına nasıl yazıyorsak aynı şekilde yazıyoruz, sorunsuz çalışıyor.</text:span></text:p>
      <text:p text:style-name="P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WenQuanYi Micro Hei" svg:font-family="'WenQuanYi Micro Hei'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WenQuanYi Micro Hei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WenQuanYi Micro Hei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05:58:53.349341479</meta:creation-date>
    <dc:date>2024-05-31T09:50:09.714635579</dc:date>
    <meta:editing-duration>PT52M15S</meta:editing-duration>
    <meta:editing-cycles>13</meta:editing-cycles>
    <meta:generator>LibreOffice/7.4.7.2$Linux_X86_64 LibreOffice_project/40$Build-2</meta:generator>
    <meta:document-statistic meta:table-count="0" meta:image-count="0" meta:object-count="0" meta:page-count="1" meta:paragraph-count="14" meta:word-count="240" meta:character-count="1850" meta:non-whitespace-character-count="1616"/>
  </office:meta>
</office:document-meta>
</file>